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2569in" fo:margin-left="0.1646in" table:align="left" style:writing-mode="lr-tb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0.3701in"/>
    </style:style>
    <style:style style:name="Table1.C" style:family="table-column">
      <style:table-column-properties style:column-width="0.4167in"/>
    </style:style>
    <style:style style:name="Table1.D" style:family="table-column">
      <style:table-column-properties style:column-width="0.5903in"/>
    </style:style>
    <style:style style:name="Table1.E" style:family="table-column">
      <style:table-column-properties style:column-width="1.5396in"/>
    </style:style>
    <style:style style:name="Table1.F" style:family="table-column">
      <style:table-column-properties style:column-width="1.9326in"/>
    </style:style>
    <style:style style:name="Table1.G" style:family="table-column">
      <style:table-column-properties style:column-width="2.0951in"/>
    </style:style>
    <style:style style:name="Table1.1" style:family="table-row">
      <style:table-row-properties style:min-row-height="0.1667in" fo:keep-together="auto"/>
    </style:style>
    <style:style style:name="Table1.A1" style:family="table-cell">
      <style:table-cell-properties style:vertical-align="bottom" fo:padding="0in" fo:border-left="1pt solid #000000" fo:border-right="none" fo:border-top="1pt solid #000000" fo:border-bottom="none" style:writing-mode="lr-tb"/>
    </style:style>
    <style:style style:name="Table1.G1" style:family="table-cell">
      <style:table-cell-properties style:vertical-align="bottom" fo:padding="0in" fo:border-left="1pt solid #000000" fo:border-right="1pt solid #000000" fo:border-top="1pt solid #000000" fo:border-bottom="none" style:writing-mode="lr-tb"/>
    </style:style>
    <style:style style:name="Table1.A2" style:family="table-cell">
      <style:table-cell-properties style:vertical-align="bottom" fo:padding="0in" fo:border-left="1pt solid #000000" fo:border-right="none" fo:border-top="none" fo:border-bottom="none" style:writing-mode="lr-tb"/>
    </style:style>
    <style:style style:name="Table1.G2" style:family="table-cell">
      <style:table-cell-properties style:vertical-align="bottom" fo:padding="0in" fo:border-left="1pt solid #000000" fo:border-right="1pt solid #000000" fo:border-top="none" fo:border-bottom="none" style:writing-mode="lr-tb"/>
    </style:style>
    <style:style style:name="Table1.3" style:family="table-row">
      <style:table-row-properties style:min-row-height="0.1618in" fo:keep-together="auto"/>
    </style:style>
    <style:style style:name="Table1.A3" style:family="table-cell">
      <style:table-cell-properties style:vertical-align="bottom" fo:padding="0in" fo:border-left="1pt solid #000000" fo:border-right="none" fo:border-top="none" fo:border-bottom="1pt solid #000000" style:writing-mode="lr-tb"/>
    </style:style>
    <style:style style:name="Table1.G3" style:family="table-cell">
      <style:table-cell-properties style:vertical-align="bottom" fo:padding="0in" fo:border-left="1pt solid #000000" fo:border-right="1pt solid #000000" fo:border-top="none" fo:border-bottom="1pt solid #000000" style:writing-mode="lr-tb"/>
    </style:style>
    <style:style style:name="Table1.4" style:family="table-row">
      <style:table-row-properties style:min-row-height="5.0007in" fo:keep-together="auto"/>
    </style:style>
    <style:style style:name="P1" style:family="paragraph" style:parent-style-name="Standard">
      <style:paragraph-properties fo:line-height="0.1563in"/>
      <style:text-properties style:font-name="Times New Roman" fo:font-size="12pt" style:font-name-asian="Times New Roman" style:font-size-asian="12pt" style:font-name-complex="Times New Roman"/>
    </style:style>
    <style:style style:name="P2" style:family="paragraph" style:parent-style-name="Standard">
      <style:paragraph-properties fo:line-height="0.1591in"/>
      <style:text-properties style:font-name="Times New Roman" fo:font-size="12pt" style:font-name-asian="Times New Roman" style:font-size-asian="12pt" style:font-name-complex="Times New Roman"/>
    </style:style>
    <style:style style:name="P3" style:family="paragraph" style:parent-style-name="Standard">
      <style:paragraph-properties fo:line-height="0.1598in"/>
      <style:text-properties style:font-name="Times New Roman" fo:font-size="12pt" style:font-name-asian="Times New Roman" style:font-size-asian="12pt" style:font-name-complex="Times New Roman"/>
    </style:style>
    <style:style style:name="P4" style:family="paragraph" style:parent-style-name="Standard">
      <style:paragraph-properties fo:line-height="0.1516in"/>
      <style:text-properties style:font-name="Times New Roman" fo:font-size="12pt" style:font-name-asian="Times New Roman" style:font-size-asian="12pt" style:font-name-complex="Times New Roman"/>
    </style:style>
    <style:style style:name="P5" style:family="paragraph" style:parent-style-name="Standard">
      <style:paragraph-properties fo:line-height="0.1626in"/>
      <style:text-properties style:font-name="Times New Roman" fo:font-size="12pt" style:font-name-asian="Times New Roman" style:font-size-asian="12pt" style:font-name-complex="Times New Roman"/>
    </style:style>
    <style:style style:name="P6" style:family="paragraph" style:parent-style-name="Standard">
      <style:paragraph-properties fo:line-height="0.15in"/>
      <style:text-properties style:font-name="Times New Roman" fo:font-size="12pt" style:font-name-asian="Times New Roman" style:font-size-asian="12pt" style:font-name-complex="Times New Roman"/>
    </style:style>
    <style:style style:name="P7" style:family="paragraph" style:parent-style-name="Standard">
      <style:paragraph-properties style:line-height-at-least="0in" style:snap-to-layout-grid="false"/>
      <style:text-properties style:font-name="Times New Roman" fo:font-size="12pt" style:font-name-asian="Times New Roman" style:font-size-asian="12pt" style:font-name-complex="Times New Roman"/>
    </style:style>
    <style:style style:name="P8" style:family="paragraph" style:parent-style-name="Standard">
      <style:paragraph-properties fo:line-height="0.139in"/>
      <style:text-properties style:font-name="Times New Roman" fo:font-size="12pt" officeooo:rsid="000ac604" officeooo:paragraph-rsid="000ac604" style:font-name-asian="Times New Roman" style:font-size-asian="10.5pt" style:font-name-complex="Times New Roman" style:font-size-complex="12pt"/>
    </style:style>
    <style:style style:name="P9" style:family="paragraph" style:parent-style-name="Standard">
      <style:paragraph-properties fo:line-height="0.139in"/>
      <style:text-properties style:font-name="Times New Roman" style:font-name-asian="Times New Roman" style:font-name-complex="Times New Roman"/>
    </style:style>
    <style:style style:name="P10" style:family="paragraph" style:parent-style-name="Standard">
      <style:paragraph-properties fo:line-height="0.139in"/>
      <style:text-properties style:font-name="Times New Roman" officeooo:paragraph-rsid="000ac604" style:font-name-asian="Times New Roman" style:font-name-complex="Times New Roman"/>
    </style:style>
    <style:style style:name="P11" style:family="paragraph" style:parent-style-name="Standard">
      <style:paragraph-properties fo:line-height="0.139in"/>
      <style:text-properties style:font-name="Times New Roman" officeooo:paragraph-rsid="003dfe69" style:font-name-asian="Times New Roman" style:font-name-complex="Times New Roman"/>
    </style:style>
    <style:style style:name="P12" style:family="paragraph" style:parent-style-name="Standard">
      <style:paragraph-properties style:line-height-at-least="0in" style:snap-to-layout-grid="false"/>
      <style:text-properties style:font-name="Times New Roman" style:font-name-asian="Times New Roman" style:font-name-complex="Times New Roman"/>
    </style:style>
    <style:style style:name="P13" style:family="paragraph" style:parent-style-name="Standard">
      <style:paragraph-properties fo:line-height="0.1366in"/>
      <style:text-properties style:font-name="Times New Roman" style:font-name-asian="Times New Roman" style:font-name-complex="Times New Roman"/>
    </style:style>
    <style:style style:name="P14" style:family="paragraph" style:parent-style-name="Standard">
      <style:paragraph-properties fo:line-height="0.002in"/>
      <style:text-properties style:font-name="Times New Roman" style:font-name-asian="Times New Roman" style:font-name-complex="Times New Roman"/>
    </style:style>
    <style:style style:name="P15" style:family="paragraph" style:parent-style-name="Standard">
      <style:paragraph-properties fo:line-height="0.1598in"/>
      <style:text-properties style:font-name="Times New Roman" style:font-name-asian="Times New Roman" style:font-name-complex="Times New Roman"/>
    </style:style>
    <style:style style:name="P16" style:family="paragraph" style:parent-style-name="Standard">
      <style:paragraph-properties fo:line-height="0.139in"/>
      <style:text-properties style:font-name="Times New Roman" officeooo:rsid="003ccf0d" style:font-name-asian="Times New Roman" style:font-name-complex="Times New Roman"/>
    </style:style>
    <style:style style:name="P17" style:family="paragraph" style:parent-style-name="Standard">
      <style:paragraph-properties fo:line-height="0.139in"/>
      <style:text-properties style:font-name="Times New Roman" officeooo:rsid="003dfe69" officeooo:paragraph-rsid="003dfe69" style:font-name-asian="Times New Roman" style:font-name-complex="Times New Roman"/>
    </style:style>
    <style:style style:name="P18" style:family="paragraph" style:parent-style-name="Standard">
      <style:paragraph-properties fo:line-height="0.0083in"/>
      <style:text-properties style:font-name="Times New Roman" fo:font-size="9.5pt" style:font-name-asian="Times New Roman" style:font-size-asian="9.5pt" style:font-name-complex="Times New Roman"/>
    </style:style>
    <style:style style:name="P19" style:family="paragraph" style:parent-style-name="Standard">
      <style:paragraph-properties fo:line-height="0.002in"/>
      <style:text-properties style:font-name="Times New Roman" fo:font-weight="bold" style:font-name-asian="Times New Roman" style:font-weight-asian="bold" style:font-name-complex="Times New Roman"/>
    </style:style>
    <style:style style:name="P20" style:family="paragraph" style:parent-style-name="Standard">
      <style:paragraph-properties fo:line-height="0.1571in"/>
      <style:text-properties style:font-name="Times New Roman" fo:font-weight="bold" style:font-name-asian="Times New Roman" style:font-weight-asian="bold" style:font-name-complex="Times New Roman"/>
    </style:style>
    <style:style style:name="P21" style:family="paragraph" style:parent-style-name="Standard">
      <style:paragraph-properties fo:line-height="0.1839in"/>
      <style:text-properties style:font-name="Times New Roman" fo:font-weight="bold" style:font-name-asian="Times New Roman" style:font-weight-asian="bold" style:font-name-complex="Times New Roman"/>
    </style:style>
    <style:style style:name="P22" style:family="paragraph" style:parent-style-name="Standard">
      <style:paragraph-properties style:line-height-at-least="0in"/>
      <style:text-properties style:font-name="Times New Roman" fo:font-style="italic" style:font-name-asian="Times New Roman" style:font-style-asian="italic" style:font-name-complex="Times New Roman"/>
    </style:style>
    <style:style style:name="P23" style:family="paragraph" style:parent-style-name="Standard">
      <style:paragraph-properties fo:line-height="0.1728in"/>
      <style:text-properties style:font-name="Times New Roman" fo:font-style="italic" style:font-name-asian="Times New Roman" style:font-style-asian="italic" style:font-name-complex="Times New Roman"/>
    </style:style>
    <style:style style:name="P24" style:family="paragraph" style:parent-style-name="Standard">
      <style:paragraph-properties fo:line-height="0.002in"/>
      <style:text-properties style:font-name="Times New Roman" fo:font-style="italic" fo:font-weight="bold" style:font-name-asian="Times New Roman" style:font-style-asian="italic" style:font-weight-asian="bold" style:font-name-complex="Times New Roman"/>
    </style:style>
    <style:style style:name="P25" style:family="paragraph" style:parent-style-name="Standard">
      <style:paragraph-properties fo:line-height="0.139in"/>
      <style:text-properties style:font-name="Times New Roman" fo:font-size="11pt" officeooo:rsid="00325193" officeooo:paragraph-rsid="00325193" style:font-size-asian="11pt" style:font-size-complex="11pt"/>
    </style:style>
    <style:style style:name="P26" style:family="paragraph" style:parent-style-name="Standard">
      <style:paragraph-properties fo:line-height="0.139in"/>
      <style:text-properties style:font-name="Times New Roman" fo:font-weight="normal" officeooo:rsid="00214f8a" officeooo:paragraph-rsid="00214f8a" style:font-name-asian="Times New Roman" style:font-weight-asian="normal" style:font-name-complex="Times New Roman" style:font-weight-complex="normal"/>
    </style:style>
    <style:style style:name="P27" style:family="paragraph" style:parent-style-name="Standard">
      <style:paragraph-properties fo:line-height="0.139in"/>
      <style:text-properties style:font-name="Times New Roman" officeooo:rsid="004c60c6" officeooo:paragraph-rsid="004c60c6"/>
    </style:style>
    <style:style style:name="P28" style:family="paragraph" style:parent-style-name="Standard">
      <style:paragraph-properties fo:line-height="0.139in"/>
      <style:text-properties style:font-name="Times New Roman" officeooo:rsid="004c8f5c" officeooo:paragraph-rsid="004c8f5c"/>
    </style:style>
    <style:style style:name="P29" style:family="paragraph" style:parent-style-name="Standard">
      <style:paragraph-properties fo:margin-left="2.0374in" fo:margin-right="0in" style:line-height-at-least="0in" fo:text-indent="0in" style:auto-text-indent="false"/>
      <style:text-properties style:font-name="Times New Roman" style:font-name-asian="Times New Roman" style:font-name-complex="Times New Roman"/>
    </style:style>
    <style:style style:name="P30" style:family="paragraph" style:parent-style-name="Standard">
      <style:paragraph-properties fo:margin-left="3.3291in" fo:margin-right="0in" style:line-height-at-least="0in" fo:text-indent="0in" style:auto-text-indent="false">
        <style:tab-stops>
          <style:tab-stop style:position="4.7453in"/>
        </style:tab-stops>
      </style:paragraph-properties>
    </style:style>
    <style:style style:name="P31" style:family="paragraph" style:parent-style-name="Standard">
      <style:paragraph-properties fo:margin-left="3.3291in" fo:margin-right="0in" style:line-height-at-least="0in" fo:text-indent="0in" style:auto-text-indent="false"/>
      <style:text-properties style:font-name="Times New Roman" style:font-name-asian="Times New Roman" style:font-name-complex="Times New Roman"/>
    </style:style>
    <style:style style:name="P32" style:family="paragraph" style:parent-style-name="Standard">
      <style:paragraph-properties fo:margin-left="3.3291in" fo:margin-right="0in" style:line-height-at-least="0in" fo:text-indent="0in" style:auto-text-indent="false">
        <style:tab-stops>
          <style:tab-stop style:position="4.2866in"/>
        </style:tab-stops>
      </style:paragraph-properties>
      <style:text-properties style:font-name="Times New Roman" style:font-name-asian="Times New Roman" style:font-name-complex="Times New Roman"/>
    </style:style>
    <style:style style:name="P33" style:family="paragraph" style:parent-style-name="Standard">
      <style:paragraph-properties fo:margin-left="4.4681in" fo:margin-right="0in" style:line-height-at-least="0in" fo:text-indent="0in" style:auto-text-indent="false"/>
      <style:text-properties style:font-name="Times New Roman" style:font-name-asian="Times New Roman" style:font-name-complex="Times New Roman"/>
    </style:style>
    <style:style style:name="P34" style:family="paragraph" style:parent-style-name="Standard">
      <style:paragraph-properties fo:margin-left="0in" fo:margin-right="0in" style:line-height-at-least="0in" fo:text-indent="0in" style:auto-text-indent="false"/>
      <style:text-properties style:font-name="Times New Roman" style:font-name-asian="Times New Roman" style:font-name-complex="Times New Roman"/>
    </style:style>
    <style:style style:name="P35" style:family="paragraph" style:parent-style-name="Standard">
      <style:paragraph-properties fo:margin-left="0.2736in" fo:margin-right="0in" style:line-height-at-least="0in" fo:text-indent="0in" style:auto-text-indent="false"/>
      <style:text-properties style:font-name="Times New Roman" style:font-name-asian="Times New Roman" style:font-name-complex="Times New Roman"/>
    </style:style>
    <style:style style:name="P36" style:family="paragraph" style:parent-style-name="Standard">
      <style:paragraph-properties fo:margin-left="0.2736in" fo:margin-right="0in" style:line-height-at-least="0in" fo:text-indent="0in" style:auto-text-indent="false"/>
      <style:text-properties style:font-name="Times New Roman" fo:font-style="italic" style:font-name-asian="Times New Roman" style:font-style-asian="italic" style:font-name-complex="Times New Roman"/>
    </style:style>
    <style:style style:name="P37" style:family="paragraph" style:parent-style-name="Standard">
      <style:paragraph-properties fo:margin-left="2in" fo:margin-right="0in" style:line-height-at-least="0in" fo:text-indent="0in" style:auto-text-indent="false"/>
    </style:style>
    <style:style style:name="P38" style:family="paragraph" style:parent-style-name="Standard">
      <style:paragraph-properties fo:margin-left="0.111in" fo:margin-right="0in" style:line-height-at-least="0in" fo:text-indent="0in" style:auto-text-indent="false"/>
      <style:text-properties style:font-name="Times New Roman" style:font-name-asian="Times New Roman" style:font-name-complex="Times New Roman"/>
    </style:style>
    <style:style style:name="P39" style:family="paragraph" style:parent-style-name="Standard">
      <style:paragraph-properties fo:margin-left="0.111in" fo:margin-right="0in" style:line-height-at-least="0in" fo:text-indent="0in" style:auto-text-indent="false"/>
      <style:text-properties style:font-name="Times New Roman" officeooo:rsid="00511611" officeooo:paragraph-rsid="00511611" style:font-name-asian="Times New Roman" style:font-name-complex="Times New Roman"/>
    </style:style>
    <style:style style:name="P40" style:family="paragraph" style:parent-style-name="Standard">
      <style:paragraph-properties fo:margin-left="0in" fo:margin-right="0.0693in" style:line-height-at-least="0in" fo:text-align="end" style:justify-single-word="false" fo:text-indent="0in" style:auto-text-indent="false"/>
      <style:text-properties style:font-name="Times New Roman" style:font-name-asian="Times New Roman" style:font-name-complex="Times New Roman"/>
    </style:style>
    <style:style style:name="P41" style:family="paragraph" style:parent-style-name="Standard">
      <style:paragraph-properties fo:margin-left="0.0693in" fo:margin-right="0in" style:line-height-at-least="0in" fo:text-indent="0in" style:auto-text-indent="false"/>
      <style:text-properties style:font-name="Times New Roman" style:font-name-asian="Times New Roman" style:font-name-complex="Times New Roman"/>
    </style:style>
    <style:style style:name="P42" style:family="paragraph" style:parent-style-name="Standard">
      <style:paragraph-properties fo:margin-left="0.4862in" fo:margin-right="0in" style:line-height-at-least="0in" fo:text-indent="0in" style:auto-text-indent="false"/>
      <style:text-properties style:font-name="Times New Roman" style:font-name-asian="Times New Roman" style:font-name-complex="Times New Roman"/>
    </style:style>
    <style:style style:name="P43" style:family="paragraph" style:parent-style-name="Standard">
      <style:paragraph-properties fo:margin-left="0.1528in" fo:margin-right="0in" style:line-height-at-least="0in" fo:text-indent="0in" style:auto-text-indent="false"/>
      <style:text-properties style:font-name="Times New Roman" style:font-name-asian="Times New Roman" style:font-name-complex="Times New Roman"/>
    </style:style>
    <style:style style:name="P44" style:family="paragraph" style:parent-style-name="Standard">
      <style:paragraph-properties fo:margin-left="0.5555in" fo:margin-right="0in" style:line-height-at-least="0in" fo:text-indent="0in" style:auto-text-indent="false"/>
      <style:text-properties style:font-name="Times New Roman" style:font-name-asian="Times New Roman" style:font-name-complex="Times New Roman"/>
    </style:style>
    <style:style style:name="P45" style:family="paragraph" style:parent-style-name="Standard">
      <style:paragraph-properties fo:margin-left="0.389in" fo:margin-right="0in" style:line-height-at-least="0in" fo:text-indent="0in" style:auto-text-indent="false"/>
      <style:text-properties style:font-name="Times New Roman" fo:font-size="9.5pt" style:font-name-asian="Times New Roman" style:font-size-asian="9.5pt" style:font-name-complex="Times New Roman"/>
    </style:style>
    <style:style style:name="P46" style:family="paragraph" style:parent-style-name="Standard">
      <style:paragraph-properties fo:margin-left="4.7917in" fo:margin-right="0in" style:line-height-at-least="0in" fo:text-indent="0in" style:auto-text-indent="false"/>
      <style:text-properties style:font-name="Times New Roman" style:font-name-asian="Times New Roman" style:font-name-complex="Times New Roman"/>
    </style:style>
    <style:style style:name="P47" style:family="paragraph" style:parent-style-name="Standard">
      <style:paragraph-properties fo:margin-left="0.2457in" fo:margin-right="0in" style:line-height-at-least="0in" fo:text-indent="-0.211in" style:auto-text-indent="false">
        <style:tab-stops>
          <style:tab-stop style:position="0.2457in"/>
        </style:tab-stops>
      </style:paragraph-properties>
      <style:text-properties style:font-name="Times New Roman" fo:font-weight="bold" officeooo:rsid="0008a43a" style:font-name-asian="Times New Roman" style:font-weight-asian="bold" style:font-name-complex="Times New Roman"/>
    </style:style>
    <style:style style:name="P48" style:family="paragraph" style:parent-style-name="Standard">
      <style:paragraph-properties fo:margin-left="0.0071in" fo:margin-right="0in" fo:line-height="90%" fo:text-indent="-0.0071in" style:auto-text-indent="false">
        <style:tab-stops>
          <style:tab-stop style:position="0.25in"/>
        </style:tab-stops>
      </style:paragraph-properties>
      <style:text-properties officeooo:paragraph-rsid="004dd9e5"/>
    </style:style>
    <style:style style:name="P49" style:family="paragraph" style:parent-style-name="Standard" style:master-page-name="Standard">
      <style:paragraph-properties fo:margin-left="1.2319in" fo:margin-right="0in" style:line-height-at-least="0in" fo:text-indent="0in" style:auto-text-indent="false" style:page-number="auto">
        <style:tab-stops>
          <style:tab-stop style:position="4.6339in"/>
        </style:tab-stops>
      </style:paragraph-properties>
    </style:style>
    <style:style style:name="P50" style:family="paragraph" style:parent-style-name="Standard">
      <style:paragraph-properties fo:line-height="0.139in"/>
      <style:text-properties style:font-name="Times New Roman" fo:font-size="11pt" officeooo:rsid="004ca3dc" officeooo:paragraph-rsid="004ca3dc" style:font-name-asian="Times New Roman" style:font-size-asian="11pt" style:font-name-complex="Times New Roman" style:font-size-complex="11pt"/>
    </style:style>
    <style:style style:name="P51" style:family="paragraph" style:parent-style-name="Standard" style:list-style-name="L1">
      <style:paragraph-properties fo:line-height="0.139in" fo:text-align="start" style:justify-single-word="false"/>
      <style:text-properties style:font-name="Times New Roman" fo:font-size="11pt" officeooo:rsid="004ca3dc" officeooo:paragraph-rsid="004ca3dc" style:font-name-asian="Times New Roman" style:font-size-asian="11pt" style:font-name-complex="Times New Roman" style:font-size-complex="11pt"/>
    </style:style>
    <style:style style:name="P52" style:family="paragraph" style:parent-style-name="Standard">
      <style:paragraph-properties fo:line-height="0.139in" fo:text-align="start" style:justify-single-word="false"/>
      <style:text-properties style:font-name="Times New Roman" fo:font-size="11pt" officeooo:rsid="004ca3dc" officeooo:paragraph-rsid="004ca3dc" style:font-name-asian="Times New Roman" style:font-size-asian="11pt" style:font-name-complex="Times New Roman" style:font-size-complex="11pt"/>
    </style:style>
    <style:style style:name="P53" style:family="paragraph" style:parent-style-name="Standard">
      <style:paragraph-properties fo:line-height="0.139in"/>
      <style:text-properties style:font-name="Times New Roman" officeooo:paragraph-rsid="000ac604" style:font-name-asian="Times New Roman" style:font-name-complex="Times New Roman"/>
    </style:style>
    <style:style style:name="P54" style:family="paragraph" style:parent-style-name="Standard" style:list-style-name="WW8Num3">
      <style:paragraph-properties fo:line-height="90%">
        <style:tab-stops>
          <style:tab-stop style:position="0.2429in"/>
        </style:tab-stops>
      </style:paragraph-properties>
    </style:style>
    <style:style style:name="P55" style:family="paragraph" style:parent-style-name="Standard" style:list-style-name="WW8Num1">
      <style:paragraph-properties fo:margin-left="0.2457in" fo:margin-right="0in" style:line-height-at-least="0in" fo:text-indent="-0.211in" style:auto-text-indent="false">
        <style:tab-stops>
          <style:tab-stop style:position="0.2457in"/>
        </style:tab-stops>
      </style:paragraph-properties>
    </style:style>
    <style:style style:name="P56" style:family="paragraph" style:parent-style-name="Standard" style:list-style-name="WW8Num2">
      <style:paragraph-properties fo:margin-left="0.2457in" fo:margin-right="0in" style:line-height-at-least="0in" fo:text-indent="-0.2457in" style:auto-text-indent="false">
        <style:tab-stops>
          <style:tab-stop style:position="0.2457in"/>
        </style:tab-stops>
      </style:paragraph-properties>
      <style:text-properties officeooo:paragraph-rsid="000ff98c"/>
    </style:style>
    <style:style style:name="P57" style:family="paragraph" style:parent-style-name="Standard" style:list-style-name="WW8Num2">
      <style:paragraph-properties fo:margin-left="0.2457in" fo:margin-right="0in" style:line-height-at-least="0in" fo:text-indent="-0.2457in" style:auto-text-indent="false">
        <style:tab-stops>
          <style:tab-stop style:position="0.2457in"/>
        </style:tab-stops>
      </style:paragraph-properties>
      <style:text-properties officeooo:paragraph-rsid="0008a43a"/>
    </style:style>
    <style:style style:name="P58" style:family="paragraph" style:parent-style-name="Standard" style:list-style-name="WW8Num2">
      <style:paragraph-properties fo:margin-left="0.2457in" fo:margin-right="0in" style:line-height-at-least="0in" fo:text-indent="-0.2457in" style:auto-text-indent="false">
        <style:tab-stops>
          <style:tab-stop style:position="0.2457in"/>
        </style:tab-stops>
      </style:paragraph-properties>
      <style:text-properties style:font-name="Times New Roman" fo:font-weight="bold" officeooo:rsid="00321074" officeooo:paragraph-rsid="000ff98c" style:font-name-asian="Times New Roman" style:font-weight-asian="bold" style:font-name-complex="Times New Roman"/>
    </style:style>
    <style:style style:name="P59" style:family="paragraph" style:parent-style-name="Standard" style:list-style-name="WW8Num2">
      <style:paragraph-properties fo:margin-left="0.2736in" fo:margin-right="0in" style:line-height-at-least="0in" fo:text-indent="-0.2736in" style:auto-text-indent="false">
        <style:tab-stops>
          <style:tab-stop style:position="0.2736in"/>
        </style:tab-stops>
      </style:paragraph-properties>
    </style:style>
    <style:style style:name="P60" style:family="paragraph" style:parent-style-name="Standard" style:list-style-name="WW8Num2">
      <style:paragraph-properties fo:margin-left="0.2736in" fo:margin-right="0in" style:line-height-at-least="0in" fo:text-indent="-0.2736in" style:auto-text-indent="false">
        <style:tab-stops>
          <style:tab-stop style:position="0.2736in"/>
        </style:tab-stops>
      </style:paragraph-properties>
      <style:text-properties style:font-name="Times New Roman" fo:font-weight="bold" style:font-name-asian="Times New Roman" style:font-weight-asian="bold" style:font-name-complex="Times New Roman"/>
    </style:style>
    <style:style style:name="P61" style:family="paragraph" style:parent-style-name="Standard" style:master-page-name="Convert_20_1">
      <style:paragraph-properties fo:margin-left="0in" fo:margin-right="0.1665in" fo:line-height="90%" fo:text-indent="0in" style:auto-text-indent="false" style:page-number="auto"/>
    </style:style>
    <style:style style:name="P62" style:family="paragraph" style:parent-style-name="Standard" style:list-style-name="WW8Num4" style:master-page-name="Convert_20_2">
      <style:paragraph-properties fo:margin-left="0.0071in" fo:margin-right="0in" fo:line-height="90%" fo:text-indent="-0.0071in" style:auto-text-indent="false" style:page-number="auto">
        <style:tab-stops>
          <style:tab-stop style:position="0.25in"/>
        </style:tab-stops>
      </style:paragraph-properties>
      <style:text-properties officeooo:paragraph-rsid="00300113"/>
    </style:style>
    <style:style style:name="P63" style:family="paragraph" style:parent-style-name="Standard">
      <style:paragraph-properties fo:margin-left="0.0071in" fo:margin-right="0in" fo:line-height="90%" fo:text-indent="-0.0071in" style:auto-text-indent="false">
        <style:tab-stops>
          <style:tab-stop style:position="0.25in"/>
        </style:tab-stops>
      </style:paragraph-properties>
      <style:text-properties style:font-name="Times New Roman" officeooo:paragraph-rsid="00300113" style:font-name-asian="Times New Roman" style:font-name-complex="Times New Roman"/>
    </style:style>
    <style:style style:name="P64" style:family="paragraph" style:parent-style-name="Standard" style:list-style-name="WW8Num5" style:master-page-name="Convert_20_3">
      <loext:graphic-properties draw:fill="none"/>
      <style:paragraph-properties fo:margin-left="0.25in" fo:margin-right="0.4366in" fo:line-height="116%" fo:orphans="2" fo:widows="2" fo:text-indent="0in" style:auto-text-indent="false" style:page-number="auto" fo:background-color="transparent" style:writing-mode="lr-tb">
        <style:tab-stops>
          <style:tab-stop style:position="0.3126in"/>
        </style:tab-stops>
      </style:paragraph-properties>
    </style:style>
    <style:style style:name="P65" style:family="paragraph" style:parent-style-name="Standard" style:list-style-name="WW8Num6">
      <style:paragraph-properties fo:margin-left="0.528in" fo:margin-right="0in" style:line-height-at-least="0in" fo:text-indent="-0.2429in" style:auto-text-indent="false">
        <style:tab-stops>
          <style:tab-stop style:position="0.528in"/>
        </style:tab-stops>
      </style:paragraph-properties>
      <style:text-properties officeooo:paragraph-rsid="00511611"/>
    </style:style>
    <style:style style:name="P66" style:family="paragraph" style:parent-style-name="Standard" style:list-style-name="WW8Num6">
      <style:paragraph-properties fo:margin-left="0.528in" fo:margin-right="0in" style:line-height-at-least="0in" fo:text-indent="-0.2429in" style:auto-text-indent="false">
        <style:tab-stops>
          <style:tab-stop style:position="0.528in"/>
        </style:tab-stops>
      </style:paragraph-properties>
      <style:text-properties style:font-name="Times New Roman" fo:font-weight="bold" style:font-name-asian="Times New Roman" style:font-weight-asian="bold" style:font-name-complex="Times New Roman"/>
    </style:style>
    <style:style style:name="P67" style:family="paragraph" style:parent-style-name="Standard">
      <style:paragraph-properties fo:margin-left="0.111in" fo:margin-right="0in" style:line-height-at-least="0in" fo:text-indent="0in" style:auto-text-indent="false"/>
      <style:text-properties style:font-name="Times New Roman" officeooo:paragraph-rsid="00511611" style:font-name-asian="Times New Roman" style:font-name-complex="Times New Roman"/>
    </style:style>
    <style:style style:name="T1" style:family="text">
      <style:text-properties style:font-name="Times New Roman" fo:font-size="15pt" fo:font-weight="bold" style:font-name-asian="Times New Roman" style:font-size-asian="15pt" style:font-weight-asian="bold" style:font-name-complex="Times New Roman"/>
    </style:style>
    <style:style style:name="T2" style:family="text">
      <style:text-properties style:font-name="Times New Roman" fo:font-size="15pt" fo:font-weight="bold" officeooo:rsid="0011c1bd" style:font-name-asian="Times New Roman" style:font-size-asian="15pt" style:font-weight-asian="bold" style:font-name-complex="Times New Roman"/>
    </style:style>
    <style:style style:name="T3" style:family="text">
      <style:text-properties style:font-name="Times New Roman" fo:font-size="15pt" fo:font-weight="bold" officeooo:rsid="0013df8b" style:font-name-asian="Times New Roman" style:font-size-asian="15pt" style:font-weight-asian="bold" style:font-name-complex="Times New Roman"/>
    </style:style>
    <style:style style:name="T4" style:family="text">
      <style:text-properties style:font-name="Times New Roman" fo:font-size="15pt" fo:font-weight="bold" officeooo:rsid="004b0a89" style:font-name-asian="Times New Roman" style:font-size-asian="15pt" style:font-weight-asian="bold" style:font-name-complex="Times New Roman"/>
    </style:style>
    <style:style style:name="T5" style:family="text">
      <style:text-properties style:font-name="Times New Roman" style:font-name-asian="Times New Roman" style:font-name-complex="Times New Roman"/>
    </style:style>
    <style:style style:name="T6" style:family="text">
      <style:text-properties style:font-name="Times New Roman" officeooo:rsid="00321074" style:font-name-asian="Times New Roman" style:font-name-complex="Times New Roman"/>
    </style:style>
    <style:style style:name="T7" style:family="text">
      <style:text-properties style:font-name="Times New Roman" fo:font-size="14.5pt" style:font-name-asian="Times New Roman" style:font-size-asian="14.5pt" style:font-name-complex="Times New Roman"/>
    </style:style>
    <style:style style:name="T8" style:family="text">
      <style:text-properties style:font-name="Times New Roman" fo:font-size="14.5pt" officeooo:rsid="00074f94" style:font-name-asian="Times New Roman" style:font-size-asian="14.5pt" style:font-name-complex="Times New Roman"/>
    </style:style>
    <style:style style:name="T9" style:family="text">
      <style:text-properties style:font-name="Times New Roman" fo:font-size="9.5pt" style:font-name-asian="Times New Roman" style:font-size-asian="9.5pt" style:font-name-complex="Times New Roman"/>
    </style:style>
    <style:style style:name="T10" style:family="text">
      <style:text-properties style:font-name="Times New Roman" fo:font-size="9.5pt" officeooo:rsid="00074f94" style:font-name-asian="Times New Roman" style:font-size-asian="9.5pt" style:font-name-complex="Times New Roman"/>
    </style:style>
    <style:style style:name="T11" style:family="text">
      <style:text-properties style:font-name="Times New Roman" fo:font-size="9.5pt" officeooo:rsid="0013df8b" style:font-name-asian="Times New Roman" style:font-size-asian="9.5pt" style:font-name-complex="Times New Roman"/>
    </style:style>
    <style:style style:name="T12" style:family="text">
      <style:text-properties style:font-name="Times New Roman" fo:font-size="9.5pt" officeooo:rsid="00321074" style:font-name-asian="Times New Roman" style:font-size-asian="9.5pt" style:font-name-complex="Times New Roman"/>
    </style:style>
    <style:style style:name="T13" style:family="text">
      <style:text-properties style:font-name="Times New Roman" fo:font-weight="bold" style:font-name-asian="Times New Roman" style:font-weight-asian="bold" style:font-name-complex="Times New Roman"/>
    </style:style>
    <style:style style:name="T14" style:family="text">
      <style:text-properties style:font-name="Times New Roman" fo:font-weight="bold" officeooo:rsid="004c60c6" style:font-name-asian="Times New Roman" style:font-weight-asian="bold" style:font-name-complex="Times New Roman"/>
    </style:style>
    <style:style style:name="T15" style:family="text">
      <style:text-properties style:font-name="Times New Roman" fo:font-style="italic" style:font-name-asian="Times New Roman" style:font-style-asian="italic" style:font-name-complex="Times New Roman"/>
    </style:style>
    <style:style style:name="T16" style:family="text">
      <style:text-properties style:font-name="Times New Roman" fo:font-size="9pt" style:font-name-asian="Times New Roman" style:font-size-asian="9pt" style:font-name-complex="Times New Roman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officeooo:rsid="00074f94" style:font-size-asian="12pt" style:font-size-complex="12pt"/>
    </style:style>
    <style:style style:name="T19" style:family="text">
      <style:text-properties fo:font-size="12pt" officeooo:rsid="0013df8b" style:font-size-asian="12pt" style:font-size-complex="12pt"/>
    </style:style>
    <style:style style:name="T20" style:family="text">
      <style:text-properties fo:font-size="12pt" fo:font-weight="bold" officeooo:rsid="00099b6e" style:font-size-asian="10.5pt" style:font-weight-asian="bold" style:font-size-complex="12pt" style:font-weight-complex="bold"/>
    </style:style>
    <style:style style:name="T21" style:family="text">
      <style:text-properties fo:font-size="12pt" fo:font-weight="bold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08a43a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099b6e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321074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0325193" style:font-size-asian="12pt" style:font-weight-asian="bold" style:font-size-complex="12pt" style:font-weight-complex="bold"/>
    </style:style>
    <style:style style:name="T26" style:family="text">
      <style:text-properties fo:font-size="12pt" fo:font-style="normal" fo:font-weight="bold" officeooo:rsid="0008a43a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fo:font-size="12pt" fo:font-style="normal" fo:font-weight="bold" officeooo:rsid="00321074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officeooo:rsid="00074f94"/>
    </style:style>
    <style:style style:name="T29" style:family="text">
      <style:text-properties officeooo:rsid="0008a43a"/>
    </style:style>
    <style:style style:name="T30" style:family="text">
      <style:text-properties officeooo:rsid="00099b6e"/>
    </style:style>
    <style:style style:name="T31" style:family="text">
      <style:text-properties fo:font-size="11pt" style:font-name-asian="Times New Roman" style:font-size-asian="11pt" style:font-name-complex="Times New Roman" style:font-size-complex="11pt"/>
    </style:style>
    <style:style style:name="T32" style:family="text">
      <style:text-properties fo:font-size="11pt" officeooo:rsid="0033b528" style:font-name-asian="Times New Roman" style:font-size-asian="11pt" style:font-name-complex="Times New Roman" style:font-size-complex="11pt"/>
    </style:style>
    <style:style style:name="T33" style:family="text">
      <style:text-properties fo:font-size="11pt" officeooo:rsid="004c8f5c" style:font-name-asian="Times New Roman" style:font-size-asian="11pt" style:font-name-complex="Times New Roman" style:font-size-complex="11pt"/>
    </style:style>
    <style:style style:name="T34" style:family="text">
      <style:text-properties fo:font-size="11pt" officeooo:rsid="004ca3dc" style:font-name-asian="Times New Roman" style:font-size-asian="11pt" style:font-name-complex="Times New Roman" style:font-size-complex="11pt"/>
    </style:style>
    <style:style style:name="T35" style:family="text">
      <style:text-properties fo:font-size="11pt" officeooo:rsid="00511611" style:font-size-asian="11pt" style:font-size-complex="11pt"/>
    </style:style>
    <style:style style:name="T36" style:family="text">
      <style:text-properties fo:font-size="11pt" officeooo:rsid="00537f56" style:font-size-asian="11pt" style:font-size-complex="11pt"/>
    </style:style>
    <style:style style:name="T37" style:family="text">
      <style:text-properties fo:color="#579835" style:font-name="Times New Roman" fo:font-weight="bold" style:font-name-asian="Times New Roman" style:font-weight-asian="bold" style:font-name-complex="Times New Roman" style:font-weight-complex="bold"/>
    </style:style>
    <style:style style:name="T38" style:family="text">
      <style:text-properties officeooo:rsid="00321074"/>
    </style:style>
    <style:style style:name="T39" style:family="text">
      <style:text-properties fo:color="#00508f" style:font-name="Times New Roman" fo:font-weight="bold" style:font-name-asian="Times New Roman" style:font-weight-asian="bold" style:font-name-complex="Times New Roman" style:font-weight-complex="bold"/>
    </style:style>
    <style:style style:name="T40" style:family="text">
      <style:text-properties officeooo:rsid="00537f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Тема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text:span text:style-name="T1">Отчет по лабораторной работе №</text:span><text:span text:style-name="T3">2</text:span><text:span text:style-name="T4">3</text:span><text:span text:style-name="T2"> </text:span><text:span text:style-name="T7">по курсу </text:span><text:span text:style-name="T8">Информатика</text:span></text:p>
      <text:p text:style-name="P29">Студент группы <text:s/><text:span text:style-name="T18">М8О-107Б</text:span> <text:span text:style-name="T17"><text:s/></text:span><text:span text:style-name="T18">Ревунов Денис <text:s text:c="4"/></text:span><text:span text:style-name="T28"><text:s text:c="6"/></text:span>, № по списку <text:s/><text:span text:style-name="T19">18</text:span></text:p>
      <text:p text:style-name="P1"/>
      <text:p text:style-name="P31">Контакты www, e-mail, icq, skype <text:span text:style-name="T17"><text:s text:c="2"/></text:span><text:span text:style-name="T18">drevunov13@mail.ru</text:span></text:p>
      <text:p text:style-name="P2"/>
      <text:p text:style-name="P30"><text:span text:style-name="T5">Работа выполнена: «</text:span><text:span text:style-name="T6">30</text:span><text:span text:style-name="T9">» </text:span><text:span text:style-name="T12">Мая</text:span><text:span text:style-name="T10"> <text:s text:c="5"/></text:span><text:span text:style-name="T9">20</text:span><text:span text:style-name="T11">20</text:span><text:span text:style-name="T9">г.</text:span></text:p>
      <text:p text:style-name="P3"/>
      <text:p text:style-name="P31">Преподаватель: <text:span text:style-name="T28">Доцент</text:span> каф. 806 <text:s text:c="3"/><text:span text:style-name="T18">Сластушенский</text:span></text:p>
      <text:p text:style-name="P31"/>
      <text:p text:style-name="P31">Входной контроль знаний с оценкой _____________________</text:p>
      <text:p text:style-name="P4"/>
      <text:p text:style-name="P32">Отчет сдан «<text:span text:style-name="T38">30</text:span>» <text:span text:style-name="T38">Мая <text:s text:c="8"/></text:span>20<text:span text:style-name="T38">20 <text:s text:c="7"/></text:span><text:s/>г., итоговая оценка _____</text:p>
      <text:p text:style-name="P5"/>
      <text:p text:style-name="P33">Подпись преподавателя ________________</text:p>
      <text:p text:style-name="P6"/>
      <text:list xml:id="list2332995496" text:style-name="WW8Num1">
        <text:list-item>
          <text:list>
            <text:list-item>
              <text:p text:style-name="P55"><text:span text:style-name="T13">Тема: <text:s/></text:span><text:span text:style-name="T14">Динамические структуры данных. Обработка деревьев.</text:span></text:p>
            </text:list-item>
          </text:list>
        </text:list-item>
      </text:list>
      <text:p text:style-name="P47"/>
      <text:p text:style-name="P47"/>
      <text:p text:style-name="P20"/>
      <text:list xml:id="list1244188624" text:style-name="WW8Num2">
        <text:list-item>
          <text:p text:style-name="P56"><text:span text:style-name="T13">Цель работы: </text:span><text:span text:style-name="T14">Составить программу на языке си для построения и обработки деревьев общего вида</text:span></text:p>
          <text:p text:style-name="P58"/>
        </text:list-item>
      </text:list>
      <text:p text:style-name="P20"/>
      <text:list xml:id="list224511783303606" text:continue-numbering="true" text:style-name="WW8Num2">
        <text:list-item>
          <text:p text:style-name="P57"><text:span text:style-name="T13">Задание : </text:span><text:span text:style-name="T14">Проверить, является ли дерево линейным списком вершин</text:span>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224511965264748" text:continue-numbering="true" text:style-name="WW8Num2">
        <text:list-item>
          <text:p text:style-name="P59"><text:span text:style-name="T13">Оборудование </text:span><text:span text:style-name="T5">(лабораторное):</text:span></text:p>
        </text:list-item>
      </text:list>
      <text:p text:style-name="P19"/>
      <text:p text:style-name="P35">ЭВМ ______________, процессор _____________, имя узла сети __________________ с ОП ______________ Мб, НМД __________ Мб. Терминал __________ адрес __________________. Принтер _________________________</text:p>
      <text:p text:style-name="P35">Другие устройства ________________________________________________________________________________</text:p>
      <text:p text:style-name="P35">_________________________________________________________________________________________________</text:p>
      <text:p text:style-name="P20"/>
      <text:p text:style-name="P36">Оборудование ПЭВМ студента, если использовалось:</text:p>
      <text:p text:style-name="P24"/>
      <text:p text:style-name="P35">Процессор <text:span text:style-name="T26">Intel core i</text:span><text:span text:style-name="T27">5</text:span><text:span text:style-name="T26">-</text:span><text:span text:style-name="T27">8250U</text:span> с ОП <text:span text:style-name="T22">8196</text:span><text:span text:style-name="T21"> Мб,</text:span> НМД <text:span text:style-name="T24">256000</text:span><text:span text:style-name="T29"> </text:span>Мб. Монитор <text:span text:style-name="T22">1920x1080</text:span></text:p>
      <text:p text:style-name="P35">Другие устройства ________________________________________________________________________________</text:p>
      <text:p text:style-name="P35">_________________________________________________________________________________________________</text:p>
      <text:p text:style-name="P20"/>
      <text:list xml:id="list224512010723949" text:continue-numbering="true" text:style-name="WW8Num2">
        <text:list-item>
          <text:p text:style-name="P60">Программное обеспечение (лабораторное):</text:p>
        </text:list-item>
      </text:list>
      <text:p text:style-name="P19"/>
      <text:p text:style-name="P35">Операционная система семейства ___________, наименование _______________________ версия _____________</text:p>
      <text:p text:style-name="P35">интерпретатор команд ________________ версия ____________</text:p>
      <text:p text:style-name="P35">Система программирования __________________________________________________ версия ________________</text:p>
      <text:p text:style-name="P35">Редактор текстов __________________________________________________________ версия _________________</text:p>
      <text:p text:style-name="P35">Утилиты операционной системы ____________________________________________________________________</text:p>
      <text:p text:style-name="P35">_________________________________________________________________________________________________</text:p>
      <text:p text:style-name="P35">Прикладные системы и программы __________________________________________________________________</text:p>
      <text:p text:style-name="P35">Местонахождение и имена файлов программ и данных__________________________________________________</text:p>
      <text:p text:style-name="P35">_________________________________________________________________________________________________</text:p>
      <text:p text:style-name="P20"/>
      <text:p text:style-name="P36">Программное обеспечение ЭВМ студента, если использовалось:</text:p>
      <text:p text:style-name="P24"/>
      <text:p text:style-name="P35">Операционная система семейства <text:span text:style-name="T22">UNIX</text:span><text:span text:style-name="T29"> </text:span>, наименование <text:span text:style-name="T24">Linux Mint</text:span><text:span text:style-name="T22"> </text:span><text:span text:style-name="T29"><text:s text:c="3"/></text:span>версия <text:span text:style-name="T22">1</text:span><text:span text:style-name="T25">9</text:span><text:span text:style-name="T22">.0</text:span><text:span text:style-name="T25">3</text:span></text:p>
      <text:p text:style-name="P35">интерпретатор команд <text:span text:style-name="T23">Bash</text:span><text:span text:style-name="T30"> </text:span>версия <text:span text:style-name="T23">4.4</text:span></text:p>
      <text:p text:style-name="P35">Система программирования ___________________________________________________версия _______________</text:p>
      <text:p text:style-name="P35">Редактор текстов <text:span text:style-name="T20">E</text:span><text:span text:style-name="T23">macs</text:span><text:span text:style-name="T30"> в</text:span>ерсия <text:span text:style-name="T23">26.3</text:span></text:p>
      <text:p text:style-name="P35">Утилиты операционной системы ____________________________________________________________________</text:p>
      <text:p text:style-name="P35">_________________________________________________________________________________________________</text:p>
      <text:p text:style-name="P61"><text:bookmark text:name="page2"/><text:span text:style-name="T13">6. Идея, метод, алгоритм </text:span><text:span text:style-name="T16">решения задачи</text:span><text:span text:style-name="T13"> </text:span><text:span text:style-name="T16">(в формах:</text:span><text:span text:style-name="T13"> </text:span><text:span text:style-name="T16">словесной,</text:span><text:span text:style-name="T13"> </text:span><text:span text:style-name="T16">псевдокода,</text:span><text:span text:style-name="T13"> </text:span><text:span text:style-name="T16">графической</text:span><text:span text:style-name="T13"> </text:span><text:span text:style-name="T16">[блок-схема,</text:span><text:span text:style-name="T13"> </text:span><text:span text:style-name="T16">диаграмма,</text:span><text:span text:style-name="T13"> </text:span><text:span text:style-name="T16">рисунок,</text:span><text:span text:style-name="T13"> </text:span><text:span text:style-name="T16">таблица] или формальные спецификации с пред- и постусловиями)</text:span></text:p>
      <text:p text:style-name="P8"/>
      <text:p text:style-name="P27"><text:span text:style-name="T32">В </text:span><text:span text:style-name="T31">задаче используется дерево общего вида, поэтому каждый узел содержит </text:span><text:span text:style-name="T33">двунаправленный список дочерних узлов, а так же указатель на родительский узел. Таким образом, используются две структуры — Node и List. Для списка реализованы стандартные процедуры создания, добавления, удаления элементов.</text:span></text:p>
      <text:p text:style-name="P28"><text:span text:style-name="T31">Для дерева также реализованы операции создания дерева, удаления и вставки элементов, а также функция ok, которая рекурсивно проверяет, является ли дерево линейным списком вершин — если </text:span><text:span text:style-name="T34">список детей у узла имеет размер 0, возвращается единица, если 1 — функция вызывается от ребёнка, при наличии более одногоо ребёнка возвращает 0.</text:span></text:p>
      <text:p text:style-name="P50">Основной цикл функции main в начале считывает строку от пользователя, после чего сравнивает её с допустимыми командами и выполняет соответствующие действия. Доступные команды:</text:p>
      <text:list xml:id="list370123411" text:style-name="L1">
        <text:list-item>
          <text:p text:style-name="P51">add addr — добавить значение к узлу с адресом addr(addr=0 для добавления в корень)</text:p>
        </text:list-item>
        <text:list-item>
          <text:p text:style-name="P51">is — проверить, является ли дерево линейным списком вершин</text:p>
        </text:list-item>
        <text:list-item>
          <text:p text:style-name="P51">del p — удалить узел по адресу p(p=0 считается корнем)</text:p>
        </text:list-item>
        <text:list-item>
          <text:p text:style-name="P51">show — распечатать дерево</text:p>
        </text:list-item>
        <text:list-item>
          <text:p text:style-name="P51">stop — завершить работу</text:p>
        </text:list-item>
      </text:list>
      <text:p text:style-name="P5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6"/>
      <text:list xml:id="list2643675608" text:style-name="WW8Num3">
        <text:list-item>
          <text:p text:style-name="P54"><text:soft-page-break/><text:span text:style-name="T13">Сценарий выполнения работы </text:span><text:span text:style-name="T16">[план работы,</text:span><text:span text:style-name="T13"> </text:span><text:span text:style-name="T16">первоначальный текст программы в черновике</text:span><text:span text:style-name="T13"> </text:span><text:span text:style-name="T16">(можно на отдельном листе)</text:span><text:span text:style-name="T13"> </text:span><text:span text:style-name="T16">и</text:span><text:span text:style-name="T13"> </text:span><text:span text:style-name="T16">тесты либо соображения по тестированию].</text:span></text:p>
        </text:list-item>
      </text:list>
      <text:p text:style-name="P9"/>
      <text:p text:style-name="P17">Текст программы:</text:p>
      <text:p text:style-name="P17">#include &lt;stdio.h&gt;</text:p>
      <text:p text:style-name="P17">#include &lt;stdlib.h&gt;</text:p>
      <text:p text:style-name="P17">#include &lt;string.h&gt; </text:p>
      <text:p text:style-name="P17"/>
      <text:p text:style-name="P17">struct Item</text:p>
      <text:p text:style-name="P17">{</text:p>
      <text:p text:style-name="P17"><text:tab/>struct Node* data;</text:p>
      <text:p text:style-name="P17"><text:tab/>struct Item* next;</text:p>
      <text:p text:style-name="P17"><text:tab/>struct Item* last;</text:p>
      <text:p text:style-name="P17">};</text:p>
      <text:p text:style-name="P17">struct List</text:p>
      <text:p text:style-name="P17">{</text:p>
      <text:p text:style-name="P17"><text:tab/>int size;</text:p>
      <text:p text:style-name="P17"><text:tab/>struct Item* begin;</text:p>
      <text:p text:style-name="P17"><text:tab/>struct Item* end;</text:p>
      <text:p text:style-name="P17">};</text:p>
      <text:p text:style-name="P17">struct Node</text:p>
      <text:p text:style-name="P17">{</text:p>
      <text:p text:style-name="P17"><text:tab/>struct Node* parent;</text:p>
      <text:p text:style-name="P17"><text:tab/>struct List* children;</text:p>
      <text:p text:style-name="P17"><text:tab/>int value;</text:p>
      <text:p text:style-name="P17">};</text:p>
      <text:p text:style-name="P17">struct List* create_list()</text:p>
      <text:p text:style-name="P17">{</text:p>
      <text:p text:style-name="P17"><text:tab/>struct List* list=(struct List*)malloc(sizeof(struct List));</text:p>
      <text:p text:style-name="P17"><text:tab/>list-&gt;size=0;</text:p>
      <text:p text:style-name="P17"><text:tab/>list-&gt;begin=NULL;</text:p>
      <text:p text:style-name="P17"><text:tab/>list-&gt;end=NULL;</text:p>
      <text:p text:style-name="P17"><text:tab/>return list;</text:p>
      <text:p text:style-name="P17">}</text:p>
      <text:p text:style-name="P17">struct Item* push_item(struct List* list, struct Node* node)</text:p>
      <text:p text:style-name="P17">{</text:p>
      <text:p text:style-name="P17"><text:tab/>struct Item* new=(struct Item*)malloc(sizeof(struct Item));</text:p>
      <text:p text:style-name="P17"><text:tab/>new-&gt;data=node;</text:p>
      <text:p text:style-name="P17"><text:tab/>if(list-&gt;end==NULL)</text:p>
      <text:p text:style-name="P17"><text:tab/>{</text:p>
      <text:p text:style-name="P17"><text:tab/><text:tab/>list-&gt;begin=new;</text:p>
      <text:p text:style-name="P17"><text:tab/><text:tab/>list-&gt;end=new;</text:p>
      <text:p text:style-name="P17"><text:tab/><text:tab/>new-&gt;last=NULL;</text:p>
      <text:p text:style-name="P17"><text:tab/><text:tab/>new-&gt;next=NULL;</text:p>
      <text:p text:style-name="P17"><text:tab/><text:tab/>list-&gt;size++;</text:p>
      <text:p text:style-name="P17"><text:tab/><text:tab/>return new;</text:p>
      <text:p text:style-name="P17"><text:tab/>}</text:p>
      <text:p text:style-name="P17"/>
      <text:p text:style-name="P17"><text:tab/>list-&gt;end-&gt;next=new;</text:p>
      <text:p text:style-name="P17"><text:tab/>new-&gt;last=list-&gt;end;</text:p>
      <text:p text:style-name="P17"><text:tab/>new-&gt;next=NULL;</text:p>
      <text:p text:style-name="P17"><text:tab/>new-&gt;data=node;</text:p>
      <text:p text:style-name="P17"><text:tab/>list-&gt;end=new;</text:p>
      <text:p text:style-name="P17"><text:tab/>list-&gt;size++;</text:p>
      <text:p text:style-name="P17"><text:tab/>return new;</text:p>
      <text:p text:style-name="P17">}</text:p>
      <text:p text:style-name="P17">void delete_item(struct List* list, struct Item* item)</text:p>
      <text:p text:style-name="P17">{</text:p>
      <text:p text:style-name="P17"><text:tab/>if(item==NULL)</text:p>
      <text:p text:style-name="P17"><text:tab/>{</text:p>
      <text:p text:style-name="P17"><text:tab/><text:tab/>printf("delete_item: got NULL-item to delete!\n");</text:p>
      <text:p text:style-name="P17"><text:tab/><text:tab/>return;</text:p>
      <text:p text:style-name="P17"><text:tab/>}</text:p>
      <text:p text:style-name="P17"><text:tab/>if(list-&gt;size==0)</text:p>
      <text:p text:style-name="P17"><text:tab/>{</text:p>
      <text:p text:style-name="P17"><text:tab/><text:tab/>return;</text:p>
      <text:p text:style-name="P17"><text:tab/>}</text:p>
      <text:p text:style-name="P17"><text:tab/>struct Item* left=item-&gt;last;</text:p>
      <text:p text:style-name="P17"><text:tab/>struct Item* right=item-&gt;next;</text:p>
      <text:p text:style-name="P17"><text:tab/>if(left==NULL &amp;&amp; right==NULL)</text:p>
      <text:p text:style-name="P17"><text:tab/>{</text:p>
      <text:p text:style-name="P17"><text:tab/><text:tab/>list-&gt;begin=NULL;</text:p>
      <text:p text:style-name="P17"><text:tab/><text:tab/>list-&gt;end=NULL;</text:p>
      <text:p text:style-name="P17"><text:tab/><text:tab/>list-&gt;size=0;</text:p>
      <text:p text:style-name="P17"><text:tab/><text:tab/>item-&gt;next=NULL;</text:p>
      <text:p text:style-name="P17"><text:tab/><text:tab/>item-&gt;last=NULL;</text:p>
      <text:p text:style-name="P17"><text:soft-page-break/><text:tab/><text:tab/>item-&gt;data=NULL;</text:p>
      <text:p text:style-name="P17"><text:tab/><text:tab/>free(item);</text:p>
      <text:p text:style-name="P17"><text:tab/><text:tab/>return;</text:p>
      <text:p text:style-name="P17"><text:tab/>}</text:p>
      <text:p text:style-name="P17"><text:tab/>if(left==NULL)</text:p>
      <text:p text:style-name="P17"><text:tab/>{</text:p>
      <text:p text:style-name="P17"><text:tab/><text:tab/>right-&gt;last=NULL;</text:p>
      <text:p text:style-name="P17"><text:tab/><text:tab/>list-&gt;begin=right;</text:p>
      <text:p text:style-name="P17"><text:tab/><text:tab/>list-&gt;size--;</text:p>
      <text:p text:style-name="P17"><text:tab/><text:tab/>item-&gt;next=NULL;</text:p>
      <text:p text:style-name="P17"><text:tab/><text:tab/>item-&gt;last=NULL;</text:p>
      <text:p text:style-name="P17"><text:tab/><text:tab/>item-&gt;data=NULL;</text:p>
      <text:p text:style-name="P17"><text:tab/><text:tab/>free(item);</text:p>
      <text:p text:style-name="P17"><text:tab/><text:tab/>return;</text:p>
      <text:p text:style-name="P17"><text:tab/>}</text:p>
      <text:p text:style-name="P17"><text:tab/>if(right==NULL)</text:p>
      <text:p text:style-name="P17"><text:tab/>{</text:p>
      <text:p text:style-name="P17"><text:tab/><text:tab/>left-&gt;next=NULL;</text:p>
      <text:p text:style-name="P17"><text:tab/><text:tab/>list-&gt;end=left;</text:p>
      <text:p text:style-name="P17"><text:tab/><text:tab/>list-&gt;size--;</text:p>
      <text:p text:style-name="P17"><text:tab/><text:tab/>item-&gt;next=NULL;</text:p>
      <text:p text:style-name="P17"><text:tab/><text:tab/>item-&gt;last=NULL;</text:p>
      <text:p text:style-name="P17"><text:tab/><text:tab/>item-&gt;data=NULL;</text:p>
      <text:p text:style-name="P17"><text:tab/><text:tab/>free(item);</text:p>
      <text:p text:style-name="P17"><text:tab/><text:tab/>return;</text:p>
      <text:p text:style-name="P17"><text:tab/>}</text:p>
      <text:p text:style-name="P17"><text:tab/>left-&gt;next=right;</text:p>
      <text:p text:style-name="P17"><text:tab/>right-&gt;last=left;</text:p>
      <text:p text:style-name="P17"><text:tab/>list-&gt;size--;</text:p>
      <text:p text:style-name="P17"><text:tab/>item-&gt;next=NULL;</text:p>
      <text:p text:style-name="P17"><text:tab/>item-&gt;last=NULL;</text:p>
      <text:p text:style-name="P17"><text:tab/>item-&gt;data=NULL;</text:p>
      <text:p text:style-name="P17"><text:tab/>free(item);</text:p>
      <text:p text:style-name="P17"><text:tab/>return;</text:p>
      <text:p text:style-name="P17">}</text:p>
      <text:p text:style-name="P17">void delete_items(struct Item* item)</text:p>
      <text:p text:style-name="P17">{</text:p>
      <text:p text:style-name="P17"><text:tab/>struct Item* x=NULL;</text:p>
      <text:p text:style-name="P17"><text:tab/>while(item!=NULL)</text:p>
      <text:p text:style-name="P17"><text:tab/>{</text:p>
      <text:p text:style-name="P17"><text:tab/><text:tab/>x=item-&gt;next;</text:p>
      <text:p text:style-name="P17"><text:tab/><text:tab/>free(item);</text:p>
      <text:p text:style-name="P17"><text:tab/><text:tab/>item=x;</text:p>
      <text:p text:style-name="P17"/>
      <text:p text:style-name="P17"><text:tab/>}</text:p>
      <text:p text:style-name="P17">}</text:p>
      <text:p text:style-name="P17">void delete_list(struct List* list)</text:p>
      <text:p text:style-name="P17">{</text:p>
      <text:p text:style-name="P17"><text:tab/>if(list==NULL)</text:p>
      <text:p text:style-name="P17"><text:tab/><text:tab/>return;</text:p>
      <text:p text:style-name="P17"><text:tab/>delete_items(list-&gt;begin);</text:p>
      <text:p text:style-name="P17"><text:tab/>list-&gt;begin=NULL;</text:p>
      <text:p text:style-name="P17"><text:tab/>list-&gt;end=NULL;</text:p>
      <text:p text:style-name="P17"><text:tab/>list-&gt;size=0;</text:p>
      <text:p text:style-name="P17"><text:tab/>free(list);</text:p>
      <text:p text:style-name="P17"><text:tab/>return;</text:p>
      <text:p text:style-name="P17">}</text:p>
      <text:p text:style-name="P17">struct Item* find_item(struct List* list, struct Node* node)</text:p>
      <text:p text:style-name="P17">{</text:p>
      <text:p text:style-name="P17"><text:tab/>struct Item* a=list-&gt;begin;</text:p>
      <text:p text:style-name="P17"><text:tab/>while(a-&gt;data!=node)</text:p>
      <text:p text:style-name="P17"><text:tab/>{</text:p>
      <text:p text:style-name="P17"><text:tab/><text:tab/>if(a==NULL)</text:p>
      <text:p text:style-name="P17"><text:tab/><text:tab/><text:tab/>return NULL;</text:p>
      <text:p text:style-name="P17"><text:tab/><text:tab/>a=a-&gt;next;</text:p>
      <text:p text:style-name="P17"><text:tab/>}</text:p>
      <text:p text:style-name="P17"><text:tab/>return a;</text:p>
      <text:p text:style-name="P17">}</text:p>
      <text:p text:style-name="P17">struct Tree</text:p>
      <text:p text:style-name="P17">{</text:p>
      <text:p text:style-name="P17"><text:tab/>struct Node* root;</text:p>
      <text:p text:style-name="P17"><text:tab/>int size;</text:p>
      <text:p text:style-name="P17">};</text:p>
      <text:p text:style-name="P17">struct Tree* create_tree(void)</text:p>
      <text:p text:style-name="P17">{</text:p>
      <text:p text:style-name="P17"><text:soft-page-break/><text:tab/>struct Tree* tree=(struct Tree*)malloc(sizeof(struct Tree));</text:p>
      <text:p text:style-name="P17"><text:tab/>tree-&gt;size=0;</text:p>
      <text:p text:style-name="P17"><text:tab/>tree-&gt;root=NULL;</text:p>
      <text:p text:style-name="P17"><text:tab/>return tree;</text:p>
      <text:p text:style-name="P17">}</text:p>
      <text:p text:style-name="P17">struct Node* create_node(struct Tree* tree, struct Node* parent, int value)</text:p>
      <text:p text:style-name="P17">{</text:p>
      <text:p text:style-name="P17"><text:tab/>struct Node* node=(struct Node*)malloc(sizeof(struct Node));</text:p>
      <text:p text:style-name="P17"/>
      <text:p text:style-name="P17"><text:tab/>node-&gt;value=value;</text:p>
      <text:p text:style-name="P17"><text:tab/>node-&gt;children=create_list();</text:p>
      <text:p text:style-name="P17"><text:tab/>if(parent==NULL)</text:p>
      <text:p text:style-name="P17"><text:tab/>{</text:p>
      <text:p text:style-name="P17"><text:tab/><text:tab/>if(tree-&gt;root==NULL)</text:p>
      <text:p text:style-name="P17"><text:tab/><text:tab/>{</text:p>
      <text:p text:style-name="P17"><text:tab/><text:tab/><text:tab/>tree-&gt;root=node;</text:p>
      <text:p text:style-name="P17"><text:tab/><text:tab/><text:tab/>node-&gt;parent=NULL;</text:p>
      <text:p text:style-name="P17"/>
      <text:p text:style-name="P17"><text:tab/><text:tab/>}</text:p>
      <text:p text:style-name="P17"><text:tab/><text:tab/>else</text:p>
      <text:p text:style-name="P17"><text:tab/><text:tab/>{</text:p>
      <text:p text:style-name="P17"><text:tab/><text:tab/>push_item(tree-&gt;root-&gt;children, node);</text:p>
      <text:p text:style-name="P17"><text:tab/><text:tab/>node-&gt;parent=tree-&gt;root;</text:p>
      <text:p text:style-name="P17"><text:tab/><text:tab/>}</text:p>
      <text:p text:style-name="P17"><text:tab/><text:tab/>tree-&gt;size++;</text:p>
      <text:p text:style-name="P17"><text:tab/><text:tab/>return node;</text:p>
      <text:p text:style-name="P17"><text:tab/>}</text:p>
      <text:p text:style-name="P17"><text:tab/>node-&gt;parent=parent;</text:p>
      <text:p text:style-name="P17"><text:tab/>push_item(parent-&gt;children, node);</text:p>
      <text:p text:style-name="P17"><text:tab/>tree-&gt;size++;</text:p>
      <text:p text:style-name="P17"><text:tab/>return node;</text:p>
      <text:p text:style-name="P17">}</text:p>
      <text:p text:style-name="P17">void delete_node(struct Tree* tree, struct Node* node)</text:p>
      <text:p text:style-name="P17">{</text:p>
      <text:p text:style-name="P17"><text:tab/>if(node==NULL || tree==NULL)</text:p>
      <text:p text:style-name="P17"><text:tab/>{</text:p>
      <text:p text:style-name="P17"><text:tab/><text:tab/>return;</text:p>
      <text:p text:style-name="P17"><text:tab/>}</text:p>
      <text:p text:style-name="P17"><text:tab/>struct Item* a=node-&gt;children-&gt;begin;</text:p>
      <text:p text:style-name="P17"><text:tab/>struct Item* tmp=a;</text:p>
      <text:p text:style-name="P17"><text:tab/>while(a!=NULL)</text:p>
      <text:p text:style-name="P17"><text:tab/>{</text:p>
      <text:p text:style-name="P17"><text:tab/><text:tab/>tmp=a-&gt;next;</text:p>
      <text:p text:style-name="P17"><text:tab/><text:tab/>delete_node(tree, a-&gt;data);</text:p>
      <text:p text:style-name="P17"><text:tab/><text:tab/>a=tmp;</text:p>
      <text:p text:style-name="P17"><text:tab/>}</text:p>
      <text:p text:style-name="P17"><text:tab/>delete_list(node-&gt;children);</text:p>
      <text:p text:style-name="P17"><text:tab/>node-&gt;children=NULL;</text:p>
      <text:p text:style-name="P17"><text:tab/>node-&gt;value=0;</text:p>
      <text:p text:style-name="P17"><text:tab/>if(node-&gt;parent!=NULL)</text:p>
      <text:p text:style-name="P17"><text:tab/>{</text:p>
      <text:p text:style-name="P17"><text:tab/><text:tab/>delete_item(node-&gt;parent-&gt;children, find_item(node-&gt;parent-&gt;children, node));</text:p>
      <text:p text:style-name="P17"><text:tab/>}</text:p>
      <text:p text:style-name="P17"><text:tab/>else</text:p>
      <text:p text:style-name="P17"><text:tab/>{</text:p>
      <text:p text:style-name="P17"><text:tab/><text:tab/>tree-&gt;root=NULL;</text:p>
      <text:p text:style-name="P17"><text:tab/>}</text:p>
      <text:p text:style-name="P17"><text:tab/>free(node);</text:p>
      <text:p text:style-name="P17"><text:tab/>tree-&gt;size--;</text:p>
      <text:p text:style-name="P17"><text:tab/>return;</text:p>
      <text:p text:style-name="P17"/>
      <text:p text:style-name="P17">}</text:p>
      <text:p text:style-name="P17">void delete_tree(struct Tree* tree)</text:p>
      <text:p text:style-name="P17">{</text:p>
      <text:p text:style-name="P17"><text:tab/>if(tree-&gt;root==NULL)</text:p>
      <text:p text:style-name="P17"><text:tab/><text:tab/>return;</text:p>
      <text:p text:style-name="P17"><text:tab/>delete_node(tree,tree-&gt;root);</text:p>
      <text:p text:style-name="P17"><text:tab/>free(tree);</text:p>
      <text:p text:style-name="P17"/>
      <text:p text:style-name="P17">}</text:p>
      <text:p text:style-name="P17">int ok(struct Node* node)</text:p>
      <text:p text:style-name="P17">{</text:p>
      <text:p text:style-name="P17"><text:tab/>if(node==NULL)</text:p>
      <text:p text:style-name="P17"><text:tab/><text:tab/>return 1;</text:p>
      <text:p text:style-name="P17"><text:tab/>if(node-&gt;children-&gt;size==0)</text:p>
      <text:p text:style-name="P17"><text:soft-page-break/><text:tab/><text:tab/>return 1;</text:p>
      <text:p text:style-name="P17"><text:tab/>if(node-&gt;children-&gt;size==1)</text:p>
      <text:p text:style-name="P17"><text:tab/><text:tab/>return ok(node-&gt;children-&gt;begin-&gt;data);</text:p>
      <text:p text:style-name="P17"><text:tab/>return 0;</text:p>
      <text:p text:style-name="P17">}</text:p>
      <text:p text:style-name="P17">int is_linear(struct Tree* tree)</text:p>
      <text:p text:style-name="P17">{</text:p>
      <text:p text:style-name="P17"><text:tab/>return ok(tree-&gt;root);</text:p>
      <text:p text:style-name="P17">}</text:p>
      <text:p text:style-name="P17">void show_nodes(struct Node* node, int level)</text:p>
      <text:p text:style-name="P17">{</text:p>
      <text:p text:style-name="P17"><text:tab/>if(node==NULL)</text:p>
      <text:p text:style-name="P17"><text:tab/><text:tab/>return;</text:p>
      <text:p text:style-name="P17"><text:tab/>for(int i=0;i&lt;level;i++)</text:p>
      <text:p text:style-name="P17"><text:tab/><text:tab/>printf(" <text:s/>");</text:p>
      <text:p text:style-name="P17"><text:tab/>printf("%d\n", node-&gt;value);</text:p>
      <text:p text:style-name="P17"/>
      <text:p text:style-name="P17"><text:tab/>if(node-&gt;children-&gt;size==0)</text:p>
      <text:p text:style-name="P17"><text:tab/><text:tab/>return;</text:p>
      <text:p text:style-name="P17"><text:tab/>struct Item* a=node-&gt;children-&gt;begin;</text:p>
      <text:p text:style-name="P17"/>
      <text:p text:style-name="P17"><text:tab/>while(a!=NULL)</text:p>
      <text:p text:style-name="P17"><text:tab/>{</text:p>
      <text:p text:style-name="P17"><text:tab/><text:tab/>show_nodes(a-&gt;data,level+1);</text:p>
      <text:p text:style-name="P17"><text:tab/><text:tab/>a=a-&gt;next;</text:p>
      <text:p text:style-name="P17"><text:tab/>}</text:p>
      <text:p text:style-name="P17">}</text:p>
      <text:p text:style-name="P17">void draw(struct Tree* tree)</text:p>
      <text:p text:style-name="P17">{</text:p>
      <text:p text:style-name="P17"><text:tab/>show_nodes(tree-&gt;root,0);</text:p>
      <text:p text:style-name="P17"/>
      <text:p text:style-name="P17">}</text:p>
      <text:p text:style-name="P17">int main()</text:p>
      <text:p text:style-name="P17">{</text:p>
      <text:p text:style-name="P17"><text:tab/>struct Tree* tree=create_tree();</text:p>
      <text:p text:style-name="P17"><text:tab/>int running=1;</text:p>
      <text:p text:style-name="P17"><text:tab/>char action[30];</text:p>
      <text:p text:style-name="P17"><text:tab/>char* add="add";</text:p>
      <text:p text:style-name="P17"><text:tab/>char* del="del";</text:p>
      <text:p text:style-name="P17"><text:tab/>char* is="is";</text:p>
      <text:p text:style-name="P17"><text:tab/>char* stop="stop";</text:p>
      <text:p text:style-name="P17"><text:tab/>char* show="show";</text:p>
      <text:p text:style-name="P17"><text:tab/>int value;</text:p>
      <text:p text:style-name="P17"><text:tab/>struct Node* address;</text:p>
      <text:p text:style-name="P17"><text:tab/>struct Node* newaddr=NULL;</text:p>
      <text:p text:style-name="P17"><text:tab/>while(running)</text:p>
      <text:p text:style-name="P17"><text:tab/>{</text:p>
      <text:p text:style-name="P17"><text:tab/><text:tab/>scanf(" %s", action);</text:p>
      <text:p text:style-name="P17"><text:tab/><text:tab/>if(strcmp(action,add)==0)</text:p>
      <text:p text:style-name="P17"><text:tab/><text:tab/>{</text:p>
      <text:p text:style-name="P17"><text:tab/><text:tab/><text:tab/>scanf(" %d %p", &amp;value, &amp;address);</text:p>
      <text:p text:style-name="P17"><text:tab/><text:tab/><text:tab/>struct Node* newaddr=create_node(tree, address, value);</text:p>
      <text:p text:style-name="P17"><text:tab/><text:tab/><text:tab/>printf("address of new node is %p\n", newaddr);</text:p>
      <text:p text:style-name="P17"><text:tab/><text:tab/>}</text:p>
      <text:p text:style-name="P17"><text:tab/><text:tab/>if(strcmp(action,is)==0)</text:p>
      <text:p text:style-name="P17"><text:tab/><text:tab/>{</text:p>
      <text:p text:style-name="P17"><text:tab/><text:tab/><text:tab/>if(is_linear(tree))</text:p>
      <text:p text:style-name="P17"><text:tab/><text:tab/><text:tab/>{</text:p>
      <text:p text:style-name="P17"><text:tab/><text:tab/><text:tab/><text:tab/>printf("Yes\n");</text:p>
      <text:p text:style-name="P17"><text:tab/><text:tab/><text:tab/>}</text:p>
      <text:p text:style-name="P17"><text:tab/><text:tab/><text:tab/>else</text:p>
      <text:p text:style-name="P17"><text:tab/><text:tab/><text:tab/>{</text:p>
      <text:p text:style-name="P17"><text:tab/><text:tab/><text:tab/><text:tab/>printf("No\n");</text:p>
      <text:p text:style-name="P17"><text:tab/><text:tab/><text:tab/>}</text:p>
      <text:p text:style-name="P17"><text:tab/><text:tab/><text:tab/></text:p>
      <text:p text:style-name="P17"><text:tab/><text:tab/>}</text:p>
      <text:p text:style-name="P17"><text:tab/><text:tab/>if(strcmp(action,del)==0)</text:p>
      <text:p text:style-name="P17"><text:tab/><text:tab/>{</text:p>
      <text:p text:style-name="P17"><text:tab/><text:tab/><text:tab/>scanf(" %p", &amp;address);</text:p>
      <text:p text:style-name="P17"><text:tab/><text:tab/><text:tab/>delete_node(tree, address);</text:p>
      <text:p text:style-name="P17"><text:tab/><text:tab/>}</text:p>
      <text:p text:style-name="P17"><text:tab/><text:tab/>if(strcmp(action,show)==0)</text:p>
      <text:p text:style-name="P17"><text:tab/><text:tab/>{</text:p>
      <text:p text:style-name="P17"><text:tab/><text:tab/><text:tab/>printf("size is %d\n", tree-&gt;size);</text:p>
      <text:p text:style-name="P17"><text:tab/><text:tab/><text:tab/>draw(tree);</text:p>
      <text:p text:style-name="P17"><text:soft-page-break/><text:tab/><text:tab/><text:tab/>printf("\n");</text:p>
      <text:p text:style-name="P17"><text:tab/><text:tab/>}</text:p>
      <text:p text:style-name="P17"><text:tab/><text:tab/>if(strcmp(action,stop)==0)</text:p>
      <text:p text:style-name="P17"><text:tab/><text:tab/>{</text:p>
      <text:p text:style-name="P17"><text:tab/><text:tab/><text:tab/>running=0;</text:p>
      <text:p text:style-name="P17"><text:tab/><text:tab/>}</text:p>
      <text:p text:style-name="P17"><text:tab/>}</text:p>
      <text:p text:style-name="P17"><text:tab/>delete_tree(tree);</text:p>
      <text:p text:style-name="P17">}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2">Пункты 1-7 отчета составляются строго до начала лабораторной работы.</text:p>
      <text:p text:style-name="P23"/>
      <text:p text:style-name="P37"><text:span text:style-name="T15">Допущен к выполнению работы. </text:span><text:span text:style-name="T13">Подпись преподавателя</text:span><text:span text:style-name="T15"> </text:span><text:span text:style-name="T13">_____________________</text:span></text:p>
      <text:list xml:id="list3811201083" text:style-name="WW8Num4">
        <text:list-item>
          <text:p text:style-name="P62"><text:bookmark text:name="page3"/><text:span text:style-name="T13">Распечатка протокола </text:span><text:span text:style-name="T16">(подклеить листинг окончательного варианта программы с тестовыми примерами,</text:span><text:span text:style-name="T13"> </text:span><text:span text:style-name="T16">подписанный</text:span><text:span text:style-name="T13"> </text:span><text:span text:style-name="T16">преподавателем).</text:span></text:p>
        </text:list-item>
      </text:list>
      <text:p text:style-name="P63"/>
      <text:p text:style-name="P48"><text:span text:style-name="T37">denis@denis-X510UNR</text:span><text:span text:style-name="T5">:~/</text:span><text:span text:style-name="T39">Documents/labs/cs/lab23</text:span><text:span text:style-name="T5">$ ./a.out</text:span></text:p>
      <text:p text:style-name="P63">show</text:p>
      <text:p text:style-name="P63">size is 0</text:p>
      <text:p text:style-name="P63"/>
      <text:p text:style-name="P63">add 4 0</text:p>
      <text:p text:style-name="P63">address of new node is 0x55b200862aa0</text:p>
      <text:p text:style-name="P63">show</text:p>
      <text:p text:style-name="P63">size is 1</text:p>
      <text:p text:style-name="P63">4</text:p>
      <text:p text:style-name="P63"/>
      <text:p text:style-name="P63">add 8 0x55b200862aa0</text:p>
      <text:p text:style-name="P63">address of new node is 0x55b200862ae0</text:p>
      <text:p text:style-name="P63">show</text:p>
      <text:p text:style-name="P63">size is 2</text:p>
      <text:p text:style-name="P63">4</text:p>
      <text:p text:style-name="P63"><text:s text:c="2"/>8</text:p>
      <text:p text:style-name="P63"/>
      <text:p text:style-name="P63">is</text:p>
      <text:p text:style-name="P63">Yes</text:p>
      <text:p text:style-name="P63">add 6 0x55b200862aa0</text:p>
      <text:p text:style-name="P63">address of new node is 0x55b200862b40</text:p>
      <text:p text:style-name="P63">is</text:p>
      <text:p text:style-name="P63">No</text:p>
      <text:p text:style-name="P63">show</text:p>
      <text:p text:style-name="P63">size is 3</text:p>
      <text:p text:style-name="P63">4</text:p>
      <text:p text:style-name="P63"><text:s text:c="2"/>8</text:p>
      <text:p text:style-name="P63"><text:s text:c="2"/>6</text:p>
      <text:p text:style-name="P63"/>
      <text:p text:style-name="P63">add 9 <text:s/>0x55b200862b40</text:p>
      <text:p text:style-name="P63">address of new node is 0x55b200862ba0</text:p>
      <text:p text:style-name="P63">show</text:p>
      <text:p text:style-name="P63">size is 4</text:p>
      <text:p text:style-name="P63">4</text:p>
      <text:p text:style-name="P63"><text:s text:c="2"/>8</text:p>
      <text:p text:style-name="P63"><text:s text:c="2"/>6</text:p>
      <text:p text:style-name="P63"><text:s text:c="4"/>9</text:p>
      <text:p text:style-name="P63"/>
      <text:p text:style-name="P63">is</text:p>
      <text:p text:style-name="P63">No</text:p>
      <text:p text:style-name="P63">add 13 0x55b200862ae0</text:p>
      <text:p text:style-name="P63">address of new node is 0x55b200862c00</text:p>
      <text:p text:style-name="P63">show</text:p>
      <text:p text:style-name="P63">size is 5</text:p>
      <text:p text:style-name="P63">4</text:p>
      <text:p text:style-name="P63"><text:s text:c="2"/>8</text:p>
      <text:p text:style-name="P63"><text:s text:c="4"/>13</text:p>
      <text:p text:style-name="P63"><text:s text:c="2"/>6</text:p>
      <text:p text:style-name="P63"><text:s text:c="4"/>9</text:p>
      <text:p text:style-name="P63"/>
      <text:p text:style-name="P63">del 0x55b200862ae0</text:p>
      <text:p text:style-name="P63">show</text:p>
      <text:p text:style-name="P63">size is 3</text:p>
      <text:p text:style-name="P63">4</text:p>
      <text:p text:style-name="P63"><text:s text:c="2"/>6</text:p>
      <text:p text:style-name="P63"><text:s text:c="4"/>9</text:p>
      <text:p text:style-name="P63"/>
      <text:p text:style-name="P63">is</text:p>
      <text:p text:style-name="P63">Yes</text:p>
      <text:p text:style-name="P63">del 0x55b200862aa0</text:p>
      <text:p text:style-name="P63">show</text:p>
      <text:p text:style-name="P63">size is 0</text:p>
      <text:p text:style-name="P63"/>
      <text:p text:style-name="P63">stop</text:p>
      <text:list xml:id="list735439829" text:style-name="WW8Num5">
        <text:list-item>
          <text:p text:style-name="P64"><text:bookmark text:name="page4"/><text:span text:style-name="T13">Дневник отладки </text:span><text:span text:style-name="T16">должен содержать дату и время сеансов отладки и основные события</text:span><text:span text:style-name="T13"> </text:span><text:span text:style-name="T16">(ошибки в сценарии и программе,</text:span><text:span text:style-name="T13"> </text:span><text:span text:style-name="T16">нестандартные ситу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34">№</text:p>
          </table:table-cell>
          <table:table-cell table:style-name="Table1.A1" office:value-type="string">
            <text:p text:style-name="P40">Лаб.</text:p>
          </table:table-cell>
          <table:table-cell table:style-name="Table1.A1" office:value-type="string">
            <text:p text:style-name="P41">Дата</text:p>
          </table:table-cell>
          <table:table-cell table:style-name="Table1.A1" office:value-type="string">
            <text:p text:style-name="P41">Время</text:p>
          </table:table-cell>
          <table:table-cell table:style-name="Table1.A1" office:value-type="string">
            <text:p text:style-name="P42">Событие</text:p>
          </table:table-cell>
          <table:table-cell table:style-name="Table1.A1" office:value-type="string">
            <text:p text:style-name="P43">Действие по исправлению</text:p>
          </table:table-cell>
          <table:table-cell table:style-name="Table1.G1" office:value-type="string">
            <text:p text:style-name="P44">Примечание</text:p>
          </table:table-cell>
        </table:table-row>
        <table:table-row table:style-name="Table1.1"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40">или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G2" office:value-type="string">
            <text:p text:style-name="P12"/>
          </table:table-cell>
        </table:table-row>
        <table:table-row table:style-name="Table1.3">
          <table:table-cell table:style-name="Table1.A3" office:value-type="string">
            <text:p text:style-name="P12"/>
          </table:table-cell>
          <table:table-cell table:style-name="Table1.A3" office:value-type="string">
            <text:p text:style-name="P40">дом.</text:p>
          </table:table-cell>
          <table:table-cell table:style-name="Table1.A3" office:value-type="string">
            <text:p text:style-name="P12"/>
          </table:table-cell>
          <table:table-cell table:style-name="Table1.A3" office:value-type="string">
            <text:p text:style-name="P12"/>
          </table:table-cell>
          <table:table-cell table:style-name="Table1.A3" office:value-type="string">
            <text:p text:style-name="P12"/>
          </table:table-cell>
          <table:table-cell table:style-name="Table1.A3" office:value-type="string">
            <text:p text:style-name="P12"/>
          </table:table-cell>
          <table:table-cell table:style-name="Table1.G3" office:value-type="string">
            <text:p text:style-name="P12"/>
          </table:table-cell>
        </table:table-row>
        <table:table-row table:style-name="Table1.4"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G3" office:value-type="string">
            <text:p text:style-name="P7"/>
          </table:table-cell>
        </table:table-row>
      </table:table>
      <text:p text:style-name="P13"/>
      <text:list xml:id="list1996434720" text:style-name="WW8Num6">
        <text:list-item>
          <text:p text:style-name="P65"><text:span text:style-name="T13">Замечания автора </text:span><text:span text:style-name="T5">по существу работы </text:span></text:p>
        </text:list-item>
      </text:list>
      <text:p text:style-name="P19"/>
      <text:p text:style-name="P39">Стоит отметить, что ввод адреса удаляемого узла или узла, к которому мы хотим добавить новый, является максимально небезопасной операцией, которую нужно избегать в практически применимых программах. Также хочется обратить внимание, что при удалении узла необходимо не только рекурсивно удалить всех его детей, но и сходить в родительский узел, найти удаляемый узел в списке его детей и удалить его оттуда, что занимает O(n) времени. Это нужно учитывать при создании сильно ветвящихся деревьев с большими списками дочерних узлов.</text:p>
      <text:p text:style-name="P34"/>
      <text:list xml:id="list224512407096703" text:continue-numbering="true" text:style-name="WW8Num6">
        <text:list-item>
          <text:p text:style-name="P66">Выводы</text:p>
        </text:list-item>
      </text:list>
      <text:p text:style-name="P14"/>
      <text:p text:style-name="P67"><text:span text:style-name="T35">В ходе данной работы были созданы структуры и функции для построения дерева общего вида и работы с ним, а также реализована проверка дерева на лине</text:span><text:span text:style-name="T36">й</text:span><text:span text:style-name="T35">ность.</text:span></text:p>
      <text:p text:style-name="P38">_________________________________________________________________________________________________________</text:p>
      <text:p text:style-name="P38">_________________________________________________________________________________________________________</text:p>
      <text:p text:style-name="P38">_________________________________________________________________________________________________________</text:p>
      <text:p text:style-name="P38">_________________________________________________________________________________________________________</text:p>
      <text:p text:style-name="P38">_________________________________________________________________________________________________________</text:p>
      <text:p text:style-name="P38">_________________________________________________________________________________________________________</text:p>
      <text:p text:style-name="P38">_________________________________________________________________________________________________________</text:p>
      <text:p text:style-name="P38">_________________________________________________________________________________________________________</text:p>
      <text:p text:style-name="P38">_________________________________________________________________________________________________________</text:p>
      <text:p text:style-name="P15"/>
      <text:p text:style-name="P45">Недочёты при выполнении задания могут быть устранены следующим образом: ________________________________</text:p>
      <text:p text:style-name="P18"/>
      <text:p text:style-name="P38">_________________________________________________________________________________________________________</text:p>
      <text:p text:style-name="P38">_________________________________________________________________________________________________________</text:p>
      <text:p text:style-name="P38">_________________________________________________________________________________________________________</text:p>
      <text:p text:style-name="P38">_________________________________________________________________________________________________________</text:p>
      <text:p text:style-name="P38">_________________________________________________________________________________________________________</text:p>
      <text:p text:style-name="P15"/>
      <text:p text:style-name="P46">Подпись студента 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fo:language="ru" fo:country="RU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9pt" fo:font-weight="bold" style:font-name-asian="Times New Roman" style:font-family-asian="'Times New Roman'" style:font-family-generic-asian="roman" style:font-pitch-asian="variable" style:font-size-asian="9pt" style:font-weight-asian="bold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Times New Roman" fo:font-family="'Times New Roman'" style:font-family-generic="roman" style:font-pitch="variable" fo:font-size="9pt" fo:font-weight="bold" style:font-name-asian="Times New Roman" style:font-family-asian="'Times New Roman'" style:font-family-generic-asian="roman" style:font-pitch-asian="variable" style:font-size-asian="9pt" style:font-weight-asian="bold" style:font-name-complex="Times New Roman" style:font-family-complex="'Times New Roman'" style:font-family-generic-complex="roman" style:font-pitch-complex="variable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z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 text:start-value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5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 text:start-value="1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571in" fo:margin-bottom="0.4535in" fo:margin-left="0.6571in" fo:margin-right="0.5598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783in" fo:margin-bottom="0.5626in" fo:margin-left="0.6945in" fo:margin-right="0.448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291in" fo:margin-bottom="1in" fo:margin-left="0.6598in" fo:margin-right="0.7543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5465in" fo:margin-bottom="0.2055in" fo:margin-left="0.4028in" fo:margin-right="0.4626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  <style:master-page style:name="Convert_20_2" style:display-name="Convert 2" style:page-layout-name="Mpm3"/>
    <style:master-page style:name="Convert_20_3" style:display-name="Convert 3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/>
    <meta:creation-date>2019-09-20T08:16:00</meta:creation-date>
    <dc:date>2020-11-27T22:45:10.112859077</dc:date>
    <meta:editing-cycles>36</meta:editing-cycles>
    <meta:editing-duration>PT6H28M34S</meta:editing-duration>
    <meta:generator>LibreOffice/6.0.7.3$Linux_X86_64 LibreOffice_project/00m0$Build-3</meta:generator>
    <meta:print-date>2019-12-16T17:23:07.669525658</meta:print-date>
    <meta:document-statistic meta:table-count="1" meta:image-count="0" meta:object-count="0" meta:page-count="9" meta:paragraph-count="432" meta:word-count="1222" meta:character-count="12299" meta:non-whitespace-character-count="11080"/>
  </office:meta>
</office:document-meta>
</file>